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a42f" officeooo:paragraph-rsid="001fa42f"/>
    </style:style>
    <style:style style:name="P2" style:family="paragraph" style:parent-style-name="Standard">
      <style:text-properties officeooo:rsid="002150af" officeooo:paragraph-rsid="002150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y wojenne</text:p>
      <text:p text:style-name="P1">W grze biora udział dwaj generałowie ze swoimi armiami. Każdy generał posiada armie zołnieży oraz worek ze złotymi monetami.</text:p>
      <text:p text:style-name="P1"/>
      <text:p text:style-name="P1">Żołnierze posiadają:</text:p>
      <text:p text:style-name="P1">- stopien wojskowy: szeregow (wartość 1), kapral (wartość 2), kapitan (wartość 3), major (wartosc 4)</text:p>
      <text:p text:style-name="P1"/>
      <text:p text:style-name="P1">-doswiadczenie</text:p>
      <text:p text:style-name="P1">-sila zolnierza jest obliczana jako iloczyn jego stopnia i doświadczenia</text:p>
      <text:p text:style-name="P1">-zolnierz ginie, gdy doswiadczenie =0</text:p>
      <text:p text:style-name="P1">- jeżeli doswiadczenie osiagnie pięciokrotonosc wartość stopnia, awansuje na kolejny stopien oraz jego dosiwadczene=1</text:p>
      <text:p text:style-name="P1"/>
      <text:p text:style-name="P1">Generałowie posiadają:</text:p>
      <text:p text:style-name="P1">- poczatkowa (ograniczona) liczbe zlotych monet</text:p>
      <text:p text:style-name="P1">- celem generala jest posiadanie najwiekszej i najlepiej wyszkolonej armii</text:p>
      <text:p text:style-name="P1"/>
      <text:p text:style-name="P1">Akcje dostępne dla generała:</text:p>
      <text:p text:style-name="P1">-zarzadznie manewrow swojej armia( lub jej czesci) które <text:s/>powiekszaja doswiadczenie uczestniczacych w nich zolnierzy o 1: manewry <text:s/>kosztuje za kazdego zolnierza bioracego udzial w manewrach general placi wartosc (liczva monet) przypisana do stopnia wojskowego</text:p>
      <text:p text:style-name="P1">- zaatakowanie drugiego generała: wygrywa generał który posiada armie o większej łacznej sile, przegrany przekazuje 10% swojego złota wygrywającemu, kazdy zolnierz z armii przegrywajacej traci 1 punkt doswiadczenia, a z wygrywajacej zyskuje jeden, w przypdaku remisu, kazdy general musi rozstrzelac jednego swojego losowo wybranego zolnierza,</text:p>
      <text:p text:style-name="P1"/>
      <text:p text:style-name="P1">- zakup zolnierzy: koszt zolnierza = 10 * (jego stopien); zakupieni zolnierze posiadają doswiadczenie=1</text:p>
      <text:p text:style-name="P1"/>
      <text:p text:style-name="P1">Sekretarz prezydenta:</text:p>
      <text:p text:style-name="P1">-obserwuje dzilania generalow</text:p>
      <text:p text:style-name="P1">-pisze raporty dotyczace obu armii, opisujace wszelkie akcje podjete przez generalow oraz zmiany poszczegolnych zolnierzy,</text:p>
      <text:p text:style-name="P1"/>
      <text:p text:style-name="P1">Zapis i odczyt:</text:p>
      <text:p text:style-name="P1">- general wraz ze swoimi zasobami powinien mieć mozliwosc zapisu do json lub csv <text:s/>i odczytu swojego stanu na / z dysku</text:p>
      <text:p text:style-name="P1"/>
      <text:p text:style-name="P1">Sytsem zarzadzania stanem gry:</text:p>
      <text:p text:style-name="P1">-centralny system kontrlujacy przejscia między etapi gry</text:p>
      <text:p text:style-name="P1">- umozliwia zarzadzanie kolejnoscia akcji oraz monitorowanie</text:p>
      <text:p text:style-name="P1"/>
      <text:p text:style-name="P2">Automatyczne zapisywanie i ładowanie stanu gry:</text:p>
      <text:p text:style-name="P2">-system automatycznie zapisuje stan gry po każdej wykonanej akcji</text:p>
      <text:p text:style-name="P2">-umozliwia <text:s/>przyworcenie gry do dowolnego wczesniejszego punktu (ppo kazdym przejsciu aktualizacji gry)</text:p>
      <text:p text:style-name="P2"/>
      <text:p text:style-name="P2">Moduł logowania akcji i rapotowania:</text:p>
      <text:p text:style-name="P2">- szczeolowe logi wszystich działan generalow</text:p>
      <text:p text:style-name="P2">- automatyczne generowanie raportow po kazdej turze gry</text:p>
      <text:p text:style-name="P2"/>
      <text:p text:style-name="P2"><text:soft-page-break/>System weryfikacji i walidacji danych</text:p>
      <text:p text:style-name="P2">- mechanizmy sprawdzjace poprawnosc danych wprowadzanych przez usera</text:p>
      <text:p text:style-name="P2">-zapewnienie integralnosci stanu gry podczas zapisu i odczyt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21:16:58.026000000</meta:creation-date>
    <dc:date>2024-12-23T22:12:39.327000000</dc:date>
    <meta:editing-duration>PT55M42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2" meta:paragraph-count="32" meta:word-count="313" meta:character-count="2338" meta:non-whitespace-character-count="2053"/>
  </office:meta>
</office:document-meta>
</file>